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Standard">
      <style:paragraph-properties fo:line-height="200%"/>
      <style:text-properties style:font-name="Times New Roman" officeooo:rsid="0006d4c6" officeooo:paragraph-rsid="0006d4c6"/>
    </style:style>
    <style:style style:name="P2" style:family="paragraph" style:parent-style-name="Standard">
      <style:paragraph-properties fo:line-height="200%"/>
      <style:text-properties style:font-name="Times New Roman" officeooo:rsid="000821fe" officeooo:paragraph-rsid="000821fe"/>
    </style:style>
    <style:style style:name="P3" style:family="paragraph" style:parent-style-name="Standard">
      <style:paragraph-properties fo:line-height="200%" fo:text-align="center" style:justify-single-word="false"/>
      <style:text-properties style:font-name="Times New Roman" officeooo:rsid="000b9aee" officeooo:paragraph-rsid="000b9aee"/>
    </style:style>
    <style:style style:name="P4" style:family="paragraph" style:parent-style-name="Standard">
      <style:paragraph-properties fo:line-height="200%" fo:text-align="start" style:justify-single-word="false"/>
      <style:text-properties style:font-name="Times New Roman" officeooo:rsid="000821fe" officeooo:paragraph-rsid="000821fe"/>
    </style:style>
    <style:style style:name="P5" style:family="paragraph" style:parent-style-name="Standard">
      <style:paragraph-properties fo:line-height="200%" fo:text-align="start" style:justify-single-word="false"/>
      <style:text-properties style:font-name="Times New Roman" style:text-underline-style="solid" style:text-underline-width="auto" style:text-underline-color="font-color" officeooo:rsid="0009d706" officeooo:paragraph-rsid="0009d706"/>
    </style:style>
    <style:style style:name="P6" style:family="paragraph" style:parent-style-name="Standard">
      <style:paragraph-properties fo:line-height="200%" fo:text-align="start" style:justify-single-word="false"/>
      <style:text-properties style:font-name="Times New Roman" style:text-underline-style="none" officeooo:rsid="0009d706" officeooo:paragraph-rsid="0009d706"/>
    </style:style>
    <style:style style:name="P7" style:family="paragraph" style:parent-style-name="Standard">
      <style:paragraph-properties fo:line-height="200%" fo:text-align="start" style:justify-single-word="false"/>
      <style:text-properties style:font-name="Times New Roman" fo:font-style="normal" style:text-underline-style="solid" style:text-underline-width="auto" style:text-underline-color="font-color" officeooo:rsid="000a56ee" officeooo:paragraph-rsid="000a56ee" style:font-style-asian="normal" style:font-style-complex="normal"/>
    </style:style>
    <style:style style:name="P8" style:family="paragraph" style:parent-style-name="Standard">
      <style:paragraph-properties fo:line-height="200%" fo:text-align="start" style:justify-single-word="false"/>
      <style:text-properties style:font-name="Times New Roman" fo:font-style="normal" style:text-underline-style="none" officeooo:rsid="000aa0ae" officeooo:paragraph-rsid="000a56ee" style:font-style-asian="normal" style:font-style-complex="normal"/>
    </style:style>
    <style:style style:name="P9" style:family="paragraph" style:parent-style-name="Standard">
      <style:paragraph-properties fo:line-height="200%" fo:text-align="start" style:justify-single-word="false"/>
      <style:text-properties style:font-name="Times New Roman" style:text-underline-style="solid" style:text-underline-width="auto" style:text-underline-color="font-color" officeooo:rsid="000a56ee" officeooo:paragraph-rsid="000b63d1"/>
    </style:style>
    <style:style style:name="P10" style:family="paragraph" style:parent-style-name="Standard">
      <style:paragraph-properties fo:line-height="200%" fo:text-align="start" style:justify-single-word="false"/>
      <style:text-properties style:font-name="Times New Roman" fo:font-style="normal" style:text-underline-style="solid" style:text-underline-width="auto" style:text-underline-color="font-color" officeooo:rsid="000aa0ae" officeooo:paragraph-rsid="000aa0ae" style:font-style-asian="normal" style:font-style-complex="normal"/>
    </style:style>
    <style:style style:name="P11" style:family="paragraph" style:parent-style-name="Standard">
      <style:paragraph-properties fo:line-height="200%" fo:text-align="start" style:justify-single-word="false"/>
      <style:text-properties style:font-name="Times New Roman" fo:font-style="normal" style:text-underline-style="none" officeooo:rsid="000b63d1" officeooo:paragraph-rsid="000aa0ae" style:font-style-asian="normal" style:font-style-complex="normal"/>
    </style:style>
    <style:style style:name="P12" style:family="paragraph" style:parent-style-name="Standard">
      <style:paragraph-properties fo:line-height="200%" fo:text-align="start" style:justify-single-word="false"/>
      <style:text-properties style:font-name="Times New Roman" fo:font-style="normal" style:text-underline-style="solid" style:text-underline-width="auto" style:text-underline-color="font-color" officeooo:rsid="000b63d1" officeooo:paragraph-rsid="000b63d1" style:font-style-asian="normal" style:font-style-complex="normal"/>
    </style:style>
    <style:style style:name="P13" style:family="paragraph" style:parent-style-name="Standard">
      <style:paragraph-properties fo:line-height="200%" fo:text-align="start" style:justify-single-word="false"/>
      <style:text-properties style:font-name="Times New Roman" fo:font-style="normal" style:text-underline-style="none" officeooo:rsid="000b63d1" officeooo:paragraph-rsid="000b63d1" style:font-style-asian="normal" style:font-style-complex="normal"/>
    </style:style>
    <style:style style:name="P14" style:family="paragraph" style:parent-style-name="Standard">
      <style:paragraph-properties fo:line-height="200%" fo:text-align="start" style:justify-single-word="false"/>
      <style:text-properties style:font-name="Times New Roman" fo:font-style="normal" style:text-underline-style="solid" style:text-underline-width="auto" style:text-underline-color="font-color" officeooo:rsid="000b9aee" officeooo:paragraph-rsid="000b9aee" style:font-style-asian="normal" style:font-style-complex="normal"/>
    </style:style>
    <style:style style:name="P15" style:family="paragraph" style:parent-style-name="Standard">
      <style:paragraph-properties fo:line-height="200%" fo:text-align="start" style:justify-single-word="false"/>
      <style:text-properties style:font-name="Times New Roman" style:text-underline-style="solid" style:text-underline-width="auto" style:text-underline-color="font-color" officeooo:rsid="000a56ee" officeooo:paragraph-rsid="000a56ee"/>
    </style:style>
    <style:style style:name="T1" style:family="text">
      <style:text-properties officeooo:rsid="0009d706"/>
    </style:style>
    <style:style style:name="T2" style:family="text">
      <style:text-properties style:text-underline-style="none"/>
    </style:style>
    <style:style style:name="T3" style:family="text">
      <style:text-properties style:text-underline-style="none" officeooo:rsid="000aa0ae"/>
    </style:style>
    <style:style style:name="T4" style:family="text">
      <style:text-properties style:text-underline-style="none" officeooo:rsid="000b9aee"/>
    </style:style>
    <style:style style:name="T5" style:family="text">
      <style:text-properties style:text-underline-style="none" officeooo:rsid="000b63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nor Petri</text:p>
      <text:p text:style-name="P2">Professor Kipple</text:p>
      <text:p text:style-name="P2">CD D010</text:p>
      <text:p text:style-name="P2">28 April, 2025</text:p>
      <text:p text:style-name="P3">Letter to Parent-to-be</text:p>
      <text:p text:style-name="P4"><text:span text:style-name="T1">Dear Prospective Parent,</text:span></text:p>
      <text:p text:style-name="P4"><text:tab/><text:span text:style-name="T1">Congratulations on taking you first steps toward the world of parenthood. To help you make your choice, here are some basic and helpful pieces of information to consider surrounding pregnancy.</text:span></text:p>
      <text:p text:style-name="P4"/>
      <text:p text:style-name="P5">Nutrition:<text:span text:style-name="T2"><text:tab/>Proper nutrition is essential during pregnancy. Malnutrition can cause complications such as low birth rate, birth defects, and a higher chance of infant mortality. Despite the saying “you’re eating for two now,” a pregnant woman only needs to consume an extra 300 calories per day.</text:span></text:p>
      <text:p text:style-name="P6"/>
      <text:p text:style-name="P7">Teratogens:<text:span text:style-name="T2"><text:tab/>Also known as outside influences, they are environmental agents that cause birth defects. </text:span><text:span text:style-name="T3">These can be physical, like a high fever, infections, drugs, radiation, and exposure to hazardous chemicals. The effect of teratogens varies depending on timing, amount, and other factors related to exposure.</text:span></text:p>
      <text:p text:style-name="P8"/>
      <text:p text:style-name="P9">Maternal Illness:<text:span text:style-name="T2"><text:tab/></text:span><text:span text:style-name="T4">As mentioned above c</text:span><text:span text:style-name="T2">ertain illnesses, such as gestational diabetes, hypertension, and infection can impact pregnancy. <text:s/></text:span><text:span text:style-name="T4">Gestational diabetes can lead to high birth weight and premature birth, and hypertension can raise the risk of a placental abruption and preeclampsia.</text:span></text:p>
      <text:p text:style-name="P8"/>
      <text:p text:style-name="P10">Drugs:<text:span text:style-name="T2"><text:tab/><text:tab/></text:span><text:span text:style-name="T5">Aside from those prescribed to you by your medical team and over the counter medications that are proven safe for pregnancy, drugs should not be used during pregnancy. Consuming alcohol can lead to fetal alcohol syndrome. Consuming tobacco increases the risk of low birth weight </text:span><text:soft-page-break/><text:span text:style-name="T5">and SIDS. Addictive illicit drugs are linked to miscarriage, brain damage, and neonatal abstinence <text:s/>syndrome.</text:span></text:p>
      <text:p text:style-name="P11"/>
      <text:p text:style-name="P12">Anxiety and Stress:<text:span text:style-name="T2"><text:tab/>High stress level are directly linked to premature birth and low birth weight. Indirectly, anxiety and stress can lead to high risk activities, such as drug use or drinking. Taking steps to manage your stress will be very important.</text:span></text:p>
      <text:p text:style-name="P13"/>
      <text:p text:style-name="P14">Physical Activity:<text:span text:style-name="T2"><text:tab/>While it is important to check with your doctor to ensure the exercise you are doing is safe for you and your little one, physical activity can help promote a healthy lifestyle and reduce anxiety and stress. This can overall reduce the risk of complications.</text:span></text:p>
      <text:p text:style-name="P13"/>
      <text:p text:style-name="P14">Prenatal Testing:<text:span text:style-name="T2"><text:tab/>The health of you and your little can be monitored for signs of complications in many different ways. For example, ultrasounds are a non-invasive way to check that things are as they should be. It works by sending out sound waves into the uterus and measuring how the sound is reflected back to the instrument. That data can be used to construct an image of the fetus without the need for invasive procedures.</text:span></text:p>
      <text:p text:style-name="P6"/>
      <text:p text:style-name="P15"><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28T12:22:02.591375880</meta:creation-date>
    <dc:date>2025-04-28T19:41:24.719385660</dc:date>
    <meta:editing-duration>PT16S</meta:editing-duration>
    <meta:editing-cycles>1</meta:editing-cycles>
    <meta:document-statistic meta:table-count="0" meta:image-count="0" meta:object-count="0" meta:page-count="2" meta:paragraph-count="14" meta:word-count="401" meta:character-count="2530" meta:non-whitespace-character-count="2139"/>
    <meta:generator>LibreOffice/25.2.3.1$Linux_X86_64 LibreOffice_project/520$Build-1</meta:generator>
  </office:meta>
</office:document-meta>
</file>